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166" officeooo:paragraph-rsid="00039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7T15:09:21.276251285</meta:creation-date>
    <dc:date>2024-03-27T15:09:48.831637384</dc:date>
    <meta:editing-duration>PT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